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style:font-name="Calibri" fo:font-size="11pt" officeooo:rsid="020c09c0" officeooo:paragraph-rsid="0221c78f" style:font-size-asian="11pt" style:font-size-complex="11pt"/>
    </style:style>
    <style:style style:name="P45" style:family="paragraph" style:parent-style-name="Subtitle">
      <style:text-properties style:font-name="Calibri" fo:font-size="11pt" officeooo:rsid="02251843" officeooo:paragraph-rsid="02251843" style:font-size-asian="11pt" style:font-size-complex="11pt"/>
    </style:style>
    <style:style style:name="P46" style:family="paragraph" style:parent-style-name="Subtitle">
      <style:text-properties style:font-name="Calibri" fo:font-size="11pt" officeooo:rsid="0238a144" officeooo:paragraph-rsid="02399834" style:font-size-asian="11pt" style:font-size-complex="11pt"/>
    </style:style>
    <style:style style:name="P47" style:family="paragraph" style:parent-style-name="Subtitle">
      <style:text-properties style:font-name="Calibri" fo:font-size="11pt" officeooo:rsid="0238a144" officeooo:paragraph-rsid="023b6414" style:font-size-asian="11pt" style:font-size-complex="11pt"/>
    </style:style>
    <style:style style:name="P48" style:family="paragraph" style:parent-style-name="Subtitle">
      <style:text-properties style:font-name="Calibri" fo:font-size="11pt" officeooo:rsid="02399834" officeooo:paragraph-rsid="02399834" style:font-size-asian="11pt" style:font-size-complex="11pt"/>
    </style:style>
    <style:style style:name="P49" style:family="paragraph" style:parent-style-name="Normal">
      <style:text-properties style:font-name="Calibri" fo:font-size="11pt" officeooo:rsid="020d8727" officeooo:paragraph-rsid="020d8727" style:font-size-asian="11pt" style:font-size-complex="11pt"/>
    </style:style>
    <style:style style:name="P50" style:family="paragraph" style:parent-style-name="Paragraph">
      <style:text-properties style:font-name="Calibri" fo:font-size="11pt" officeooo:rsid="020d8727" officeooo:paragraph-rsid="020d8727" style:font-size-asian="11pt" style:font-size-complex="11pt"/>
    </style:style>
    <style:style style:name="P51" style:family="paragraph" style:parent-style-name="Paragraph">
      <style:text-properties style:font-name="Calibri" fo:font-size="11pt" officeooo:rsid="020d8727" officeooo:paragraph-rsid="0210bf59" style:font-size-asian="11pt" style:font-size-complex="11pt"/>
    </style:style>
    <style:style style:name="P52" style:family="paragraph" style:parent-style-name="Paragraph">
      <style:text-properties style:font-name="Calibri" fo:font-size="11pt" officeooo:rsid="02236148" officeooo:paragraph-rsid="0224baa9" style:font-size-asian="11pt" style:font-size-complex="11pt"/>
    </style:style>
    <style:style style:name="P53" style:family="paragraph" style:parent-style-name="Paragraph">
      <style:text-properties style:font-name="Calibri" fo:font-size="11pt" officeooo:rsid="02251843" officeooo:paragraph-rsid="0238a144" style:font-size-asian="11pt" style:font-size-complex="11pt"/>
    </style:style>
    <style:style style:name="P54" style:family="paragraph" style:parent-style-name="Paragraph">
      <style:text-properties style:font-name="Calibri" fo:font-size="11pt" officeooo:rsid="023d7781" officeooo:paragraph-rsid="023d7781" style:font-size-asian="11pt" style:font-size-complex="11pt"/>
    </style:style>
    <style:style style:name="P55" style:family="paragraph" style:parent-style-name="Paragraph" style:list-style-name="L1"/>
    <style:style style:name="P56" style:family="paragraph" style:parent-style-name="Paragraph" style:list-style-name="L1">
      <style:text-properties officeooo:paragraph-rsid="01e81be8"/>
    </style:style>
    <style:style style:name="P57" style:family="paragraph" style:parent-style-name="Paragraph" style:list-style-name="L1">
      <style:text-properties officeooo:paragraph-rsid="020d8727"/>
    </style:style>
    <style:style style:name="P58" style:family="paragraph" style:parent-style-name="Paragraph" style:list-style-name="L1">
      <style:text-properties officeooo:paragraph-rsid="0270031b"/>
    </style:style>
    <style:style style:name="P59" style:family="paragraph" style:parent-style-name="Paragraph" style:list-style-name="L1">
      <style:text-properties style:font-name="Calibri" fo:font-size="11pt" officeooo:rsid="01a8d3d8" officeooo:paragraph-rsid="01ea17c8" style:font-size-asian="11pt" style:font-size-complex="11pt"/>
    </style:style>
    <style:style style:name="P60" style:family="paragraph" style:parent-style-name="Paragraph" style:list-style-name="L1">
      <style:text-properties style:font-name="Calibri" fo:font-size="11pt" officeooo:rsid="01ea17c8" officeooo:paragraph-rsid="01ea17c8" style:font-size-asian="11pt" style:font-size-complex="11pt"/>
    </style:style>
    <style:style style:name="P61" style:family="paragraph" style:parent-style-name="Paragraph">
      <style:text-properties style:font-name="Calibri" fo:font-size="11pt" officeooo:rsid="01f8636d" officeooo:paragraph-rsid="01f6291f" style:font-size-asian="11pt" style:font-size-complex="11pt"/>
    </style:style>
    <style:style style:name="P62" style:family="paragraph" style:parent-style-name="Paragraph">
      <style:text-properties style:font-name="Calibri" fo:font-size="11pt" officeooo:rsid="01eb5b3a" officeooo:paragraph-rsid="01f9b38b" style:font-size-asian="11pt" style:font-size-complex="11pt"/>
    </style:style>
    <style:style style:name="P63" style:family="paragraph" style:parent-style-name="Paragraph">
      <style:text-properties style:font-name="Calibri" fo:font-size="11pt" officeooo:rsid="01eb5b3a" officeooo:paragraph-rsid="0201c21a" style:font-size-asian="11pt" style:font-size-complex="11pt"/>
    </style:style>
    <style:style style:name="P64" style:family="paragraph" style:parent-style-name="Paragraph">
      <style:text-properties style:font-name="Calibri" fo:font-size="11pt" officeooo:rsid="01eb5b3a" officeooo:paragraph-rsid="01fdde7a" style:font-size-asian="11pt" style:font-size-complex="11pt"/>
    </style:style>
    <style:style style:name="P65" style:family="paragraph" style:parent-style-name="Paragraph">
      <style:text-properties style:font-name="Calibri" fo:font-size="11pt" officeooo:rsid="01eb5b3a" officeooo:paragraph-rsid="0203067b" style:font-size-asian="11pt" style:font-size-complex="11pt"/>
    </style:style>
    <style:style style:name="P66" style:family="paragraph" style:parent-style-name="Paragraph">
      <style:text-properties style:font-name="Calibri" fo:font-size="11pt" officeooo:rsid="01eb5b3a" officeooo:paragraph-rsid="020ad6e9" style:font-size-asian="11pt" style:font-size-complex="11pt"/>
    </style:style>
    <style:style style:name="P67" style:family="paragraph" style:parent-style-name="Paragraph" style:list-style-name="L1">
      <style:text-properties style:font-name="Calibri" fo:font-size="11pt" officeooo:rsid="01f9b38b" officeooo:paragraph-rsid="01f9b38b" style:font-size-asian="11pt" style:font-size-complex="11pt"/>
    </style:style>
    <style:style style:name="P68" style:family="paragraph" style:parent-style-name="Paragraph" style:list-style-name="L1">
      <style:text-properties style:font-name="Calibri" fo:font-size="11pt" officeooo:rsid="01f9b38b" officeooo:paragraph-rsid="02043870" style:font-size-asian="11pt" style:font-size-complex="11pt"/>
    </style:style>
    <style:style style:name="P69" style:family="paragraph" style:parent-style-name="Paragraph" style:list-style-name="L1">
      <style:text-properties style:font-name="Calibri" fo:font-size="11pt" officeooo:rsid="01fce0e6" officeooo:paragraph-rsid="01fce0e6" style:font-size-asian="11pt" style:font-size-complex="11pt"/>
    </style:style>
    <style:style style:name="P70" style:family="paragraph" style:parent-style-name="Paragraph">
      <style:text-properties style:font-name="Calibri" fo:font-size="11pt" officeooo:rsid="01fdde7a" officeooo:paragraph-rsid="01fdde7a" style:font-size-asian="11pt" style:font-size-complex="11pt"/>
    </style:style>
    <style:style style:name="P71" style:family="paragraph" style:parent-style-name="Paragraph" style:list-style-name="L1">
      <style:text-properties style:font-name="Calibri" fo:font-size="11pt" officeooo:rsid="01ff87db" officeooo:paragraph-rsid="01ff87db" style:font-size-asian="11pt" style:font-size-complex="11pt"/>
    </style:style>
    <style:style style:name="P72" style:family="paragraph" style:parent-style-name="Paragraph" style:list-style-name="L1">
      <style:text-properties style:font-name="Calibri" fo:font-size="11pt" officeooo:rsid="02000320" officeooo:paragraph-rsid="0201b27f" style:font-size-asian="11pt" style:font-size-complex="11pt"/>
    </style:style>
    <style:style style:name="P73" style:family="paragraph" style:parent-style-name="Paragraph" style:list-style-name="L1">
      <style:text-properties style:font-name="Calibri" fo:font-size="11pt" officeooo:rsid="0201c117" officeooo:paragraph-rsid="0247fb8e" style:font-size-asian="11pt" style:font-size-complex="11pt"/>
    </style:style>
    <style:style style:name="P74" style:family="paragraph" style:parent-style-name="Paragraph">
      <style:text-properties style:font-name="Calibri" fo:font-size="11pt" officeooo:rsid="0203067b" officeooo:paragraph-rsid="0203067b" style:font-size-asian="11pt" style:font-size-complex="11pt"/>
    </style:style>
    <style:style style:name="P75" style:family="paragraph" style:parent-style-name="Paragraph" style:list-style-name="L1">
      <style:text-properties style:font-name="Calibri" fo:font-size="11pt" officeooo:rsid="02043870" officeooo:paragraph-rsid="0205a453" style:font-size-asian="11pt" style:font-size-complex="11pt"/>
    </style:style>
    <style:style style:name="P76" style:family="paragraph" style:parent-style-name="Paragraph">
      <style:text-properties style:font-name="Calibri" fo:font-size="11pt" officeooo:rsid="02059e54" officeooo:paragraph-rsid="02059e54" style:font-size-asian="11pt" style:font-size-complex="11pt"/>
    </style:style>
    <style:style style:name="P77" style:family="paragraph" style:parent-style-name="Paragraph" style:list-style-name="L1">
      <style:text-properties style:font-name="Calibri" fo:font-size="11pt" officeooo:rsid="0205a453" officeooo:paragraph-rsid="0205a453" style:font-size-asian="11pt" style:font-size-complex="11pt"/>
    </style:style>
    <style:style style:name="P78" style:family="paragraph" style:parent-style-name="Paragraph" style:list-style-name="L1">
      <style:text-properties style:font-name="Calibri" fo:font-size="11pt" officeooo:rsid="020d8727" officeooo:paragraph-rsid="020d8727" style:font-size-asian="11pt" style:font-size-complex="11pt"/>
    </style:style>
    <style:style style:name="P79" style:family="paragraph" style:parent-style-name="Paragraph">
      <style:text-properties style:font-name="Calibri" fo:font-size="11pt" officeooo:rsid="0210bf59" officeooo:paragraph-rsid="020d8727" style:font-size-asian="11pt" style:font-size-complex="11pt"/>
    </style:style>
    <style:style style:name="P80" style:family="paragraph" style:parent-style-name="Paragraph" style:list-style-name="L1">
      <style:text-properties style:font-name="Calibri" fo:font-size="11pt" officeooo:rsid="0210bf59" officeooo:paragraph-rsid="0210bf59" style:font-size-asian="11pt" style:font-size-complex="11pt"/>
    </style:style>
    <style:style style:name="P81" style:family="paragraph" style:parent-style-name="Paragraph">
      <style:text-properties style:font-name="Calibri" fo:font-size="11pt" officeooo:rsid="0216c879" officeooo:paragraph-rsid="021d09fa" style:font-size-asian="11pt" style:font-size-complex="11pt"/>
    </style:style>
    <style:style style:name="P82" style:family="paragraph" style:parent-style-name="Paragraph">
      <style:text-properties style:font-name="Calibri" fo:font-size="11pt" officeooo:rsid="0222d179" officeooo:paragraph-rsid="0221c78f" style:font-size-asian="11pt" style:font-size-complex="11pt"/>
    </style:style>
    <style:style style:name="P83" style:family="paragraph" style:parent-style-name="Paragraph" style:list-style-name="L1">
      <style:text-properties style:font-name="Calibri" fo:font-size="11pt" officeooo:rsid="0221c78f" officeooo:paragraph-rsid="0224baa9" style:font-size-asian="11pt" style:font-size-complex="11pt"/>
    </style:style>
    <style:style style:name="P84" style:family="paragraph" style:parent-style-name="Paragraph">
      <style:text-properties style:font-name="Calibri" fo:font-size="11pt" officeooo:rsid="0221c78f" officeooo:paragraph-rsid="02236148" style:font-size-asian="11pt" style:font-size-complex="11pt"/>
    </style:style>
    <style:style style:name="P85" style:family="paragraph" style:parent-style-name="Paragraph">
      <style:text-properties style:font-name="Calibri" fo:font-size="11pt" officeooo:rsid="0221c78f" officeooo:paragraph-rsid="02251843" style:font-size-asian="11pt" style:font-size-complex="11pt"/>
    </style:style>
    <style:style style:name="P86" style:family="paragraph" style:parent-style-name="Paragraph" style:list-style-name="L1">
      <style:text-properties style:font-name="Calibri" fo:font-size="11pt" officeooo:rsid="02236148" officeooo:paragraph-rsid="0224baa9" style:font-size-asian="11pt" style:font-size-complex="11pt"/>
    </style:style>
    <style:style style:name="P87" style:family="paragraph" style:parent-style-name="Paragraph" style:list-style-name="L1">
      <style:text-properties style:font-name="Calibri" fo:font-size="11pt" officeooo:rsid="02251843" officeooo:paragraph-rsid="02251843" style:font-size-asian="11pt" style:font-size-complex="11pt"/>
    </style:style>
    <style:style style:name="P88" style:family="paragraph" style:parent-style-name="Paragraph" style:list-style-name="L1">
      <style:text-properties style:font-name="Calibri" fo:font-size="11pt" officeooo:rsid="02251843" officeooo:paragraph-rsid="0238a144" style:font-size-asian="11pt" style:font-size-complex="11pt"/>
    </style:style>
    <style:style style:name="P89" style:family="paragraph" style:parent-style-name="Paragraph">
      <style:text-properties style:font-name="Calibri" fo:font-size="11pt" officeooo:rsid="0238a144" officeooo:paragraph-rsid="0238a144" style:font-size-asian="11pt" style:font-size-complex="11pt"/>
    </style:style>
    <style:style style:name="P90" style:family="paragraph" style:parent-style-name="Paragraph" style:list-style-name="L1">
      <style:text-properties style:font-name="Calibri" fo:font-size="11pt" officeooo:rsid="023b6414" officeooo:paragraph-rsid="023b6414" style:font-size-asian="11pt" style:font-size-complex="11pt"/>
    </style:style>
    <style:style style:name="P91" style:family="paragraph" style:parent-style-name="Paragraph" style:list-style-name="L1">
      <style:text-properties style:font-name="Calibri" fo:font-size="11pt" officeooo:rsid="023d4d15" officeooo:paragraph-rsid="023d7781" style:font-size-asian="11pt" style:font-size-complex="11pt"/>
    </style:style>
    <style:style style:name="P92" style:family="paragraph" style:parent-style-name="Paragraph" style:list-style-name="L1">
      <style:text-properties style:font-name="Calibri" fo:font-size="11pt" officeooo:rsid="023d7781" officeooo:paragraph-rsid="023d7781" style:font-size-asian="11pt" style:font-size-complex="11pt"/>
    </style:style>
    <style:style style:name="P93" style:family="paragraph" style:parent-style-name="Paragraph" style:list-style-name="L1">
      <style:text-properties officeooo:rsid="01eb5b3a" officeooo:paragraph-rsid="01ed4caa"/>
    </style:style>
    <style:style style:name="P94" style:family="paragraph" style:parent-style-name="Paragraph" style:list-style-name="L1">
      <style:text-properties officeooo:rsid="01eb5b3a" officeooo:paragraph-rsid="0270031b"/>
    </style:style>
    <style:style style:name="P95" style:family="paragraph" style:parent-style-name="Paragraph" style:list-style-name="L1">
      <style:text-properties officeooo:rsid="01ed4caa" officeooo:paragraph-rsid="01ed4caa"/>
    </style:style>
    <style:style style:name="P96" style:family="paragraph" style:parent-style-name="Paragraph" style:list-style-name="L1">
      <style:text-properties officeooo:rsid="01ed4caa" officeooo:paragraph-rsid="01ee62f0"/>
    </style:style>
    <style:style style:name="P97" style:family="paragraph" style:parent-style-name="Paragraph" style:list-style-name="L1">
      <style:text-properties officeooo:rsid="01ed4caa" officeooo:paragraph-rsid="0270031b"/>
    </style:style>
    <style:style style:name="P98" style:family="paragraph" style:parent-style-name="Paragraph" style:list-style-name="L2">
      <style:text-properties officeooo:rsid="01ef07ce" officeooo:paragraph-rsid="02457653"/>
    </style:style>
    <style:style style:name="P99" style:family="paragraph" style:parent-style-name="Paragraph" style:list-style-name="L1">
      <style:text-properties officeooo:rsid="01f13280" officeooo:paragraph-rsid="0270031b"/>
    </style:style>
    <style:style style:name="P100" style:family="paragraph" style:parent-style-name="Paragraph" style:list-style-name="L1">
      <style:text-properties officeooo:rsid="01f24aab" officeooo:paragraph-rsid="025a48c2"/>
    </style:style>
    <style:style style:name="P101" style:family="paragraph" style:parent-style-name="Paragraph" style:list-style-name="L1">
      <style:text-properties officeooo:rsid="01f3d55a" officeooo:paragraph-rsid="01f5d19f"/>
    </style:style>
    <style:style style:name="P102" style:family="paragraph" style:parent-style-name="Paragraph">
      <style:text-properties officeooo:paragraph-rsid="0281b739"/>
    </style:style>
    <style:style style:name="P103" style:family="paragraph" style:parent-style-name="Subtitle">
      <style:text-properties officeooo:paragraph-rsid="02059e54"/>
    </style:style>
    <style:style style:name="P104" style:family="paragraph" style:parent-style-name="Subtitle">
      <style:text-properties officeooo:paragraph-rsid="020c09c0"/>
    </style:style>
    <style:style style:name="P105" style:family="paragraph" style:parent-style-name="List_20_Contents" style:list-style-name="L1"/>
    <style:style style:name="P106" style:family="paragraph" style:parent-style-name="List_20_Contents" style:list-style-name="L4"/>
    <style:style style:name="P107" style:family="paragraph" style:parent-style-name="List_20_Contents">
      <style:text-properties officeooo:paragraph-rsid="027c2d57"/>
    </style:style>
    <style:style style:name="P108" style:family="paragraph" style:parent-style-name="List_20_Contents">
      <style:paragraph-properties fo:margin-left="0cm" fo:margin-right="0cm" fo:text-indent="0cm" style:auto-text-indent="false"/>
      <style:text-properties officeooo:paragraph-rsid="027c2d5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0d8727" style:font-size-asian="11pt" style:font-size-complex="11pt"/>
    </style:style>
    <style:style style:name="T22" style:family="text">
      <style:text-properties style:font-name="Calibri" fo:font-size="11pt" officeooo:rsid="025542ca" style:font-size-asian="11pt" style:font-size-complex="11pt"/>
    </style:style>
    <style:style style:name="T23" style:family="text">
      <style:text-properties style:font-name="Calibri" fo:font-size="11pt" officeooo:rsid="025a48c2" style:font-size-asian="11pt" style:font-size-complex="11pt"/>
    </style:style>
    <style:style style:name="T24" style:family="text">
      <style:text-properties style:font-name="Calibri" fo:font-size="11pt" officeooo:rsid="025d7aae" style:font-size-asian="11pt" style:font-size-complex="11pt"/>
    </style:style>
    <style:style style:name="T25" style:family="text">
      <style:text-properties style:font-name="Calibri" fo:font-size="11pt" officeooo:rsid="025e28cb" style:font-size-asian="11pt" style:font-size-complex="11pt"/>
    </style:style>
    <style:style style:name="T26" style:family="text">
      <style:text-properties style:font-name="Calibri" fo:font-size="11pt" officeooo:rsid="020c09c0" style:font-size-asian="11pt" style:font-size-complex="11pt"/>
    </style:style>
    <style:style style:name="T27" style:family="text">
      <style:text-properties style:font-name="Calibri" fo:font-size="11pt" officeooo:rsid="0271b56e" style:font-size-asian="11pt" style:font-size-complex="11pt"/>
    </style:style>
    <style:style style:name="T28" style:family="text">
      <style:text-properties style:font-name="Calibri" fo:font-size="11pt" officeooo:rsid="0211fc4b" style:font-size-asian="11pt" style:font-size-complex="11pt"/>
    </style:style>
    <style:style style:name="T29" style:family="text">
      <style:text-properties style:font-name="Calibri" fo:font-size="11pt" fo:font-weight="bold" officeooo:rsid="01e9484d" style:font-size-asian="11pt" style:font-weight-asian="bold" style:font-size-complex="11pt" style:font-weight-complex="bold"/>
    </style:style>
    <style:style style:name="T30" style:family="text">
      <style:text-properties style:font-name="Calibri" fo:font-size="11pt" fo:font-weight="bold" officeooo:rsid="01eb5b3a" style:font-size-asian="11pt" style:font-weight-asian="bold" style:font-size-complex="11pt" style:font-weight-complex="bold"/>
    </style:style>
    <style:style style:name="T31" style:family="text">
      <style:text-properties style:font-name="Calibri" fo:font-size="11pt" fo:font-weight="normal" officeooo:rsid="01e9484d" style:font-size-asian="11pt" style:font-weight-asian="normal" style:font-size-complex="11pt" style:font-weight-complex="normal"/>
    </style:style>
    <style:style style:name="T32" style:family="text">
      <style:text-properties fo:font-size="16pt" fo:language="en" fo:country="NZ" fo:font-weight="bold" style:font-size-asian="16pt" style:language-asian="en" style:country-asian="NZ" style:font-weight-asian="bold" style:font-size-complex="16pt"/>
    </style:style>
    <style:style style:name="T33" style:family="text">
      <style:text-properties officeooo:rsid="009631ec"/>
    </style:style>
    <style:style style:name="T34" style:family="text">
      <style:text-properties officeooo:rsid="0113c220"/>
    </style:style>
    <style:style style:name="T35" style:family="text">
      <style:text-properties fo:font-weight="bold" style:font-weight-asian="bold" style:font-weight-complex="bold"/>
    </style:style>
    <style:style style:name="T36" style:family="text">
      <style:text-properties fo:font-weight="bold" officeooo:rsid="01ea17c8" style:font-weight-asian="bold" style:font-weight-complex="bold"/>
    </style:style>
    <style:style style:name="T37" style:family="text">
      <style:text-properties fo:font-weight="bold" officeooo:rsid="0216c879" style:font-weight-asian="bold" style:font-weight-complex="bold"/>
    </style:style>
    <style:style style:name="T38" style:family="text">
      <style:text-properties fo:font-weight="bold" officeooo:rsid="01f9b38b" style:font-weight-asian="bold" style:font-weight-complex="bold"/>
    </style:style>
    <style:style style:name="T39" style:family="text">
      <style:text-properties fo:font-weight="bold" officeooo:rsid="02043870" style:font-weight-asian="bold" style:font-weight-complex="bold"/>
    </style:style>
    <style:style style:name="T40" style:family="text">
      <style:text-properties fo:font-weight="bold" officeooo:rsid="02089079" style:font-weight-asian="bold" style:font-weight-complex="bold"/>
    </style:style>
    <style:style style:name="T41" style:family="text">
      <style:text-properties fo:font-weight="bold" officeooo:rsid="02075364" style:font-weight-asian="bold" style:font-weight-complex="bold"/>
    </style:style>
    <style:style style:name="T42" style:family="text">
      <style:text-properties officeooo:rsid="016205aa"/>
    </style:style>
    <style:style style:name="T43" style:family="text">
      <style:text-properties officeooo:rsid="016b6f11"/>
    </style:style>
    <style:style style:name="T44" style:family="text">
      <style:text-properties officeooo:rsid="01e1c043"/>
    </style:style>
    <style:style style:name="T45" style:family="text">
      <style:text-properties officeooo:rsid="015e7569"/>
    </style:style>
    <style:style style:name="T46" style:family="text">
      <style:text-properties officeooo:rsid="01e6fa79"/>
    </style:style>
    <style:style style:name="T47" style:family="text">
      <style:text-properties officeooo:rsid="01ea17c8"/>
    </style:style>
    <style:style style:name="T48" style:family="text">
      <style:text-properties officeooo:rsid="01ed4caa"/>
    </style:style>
    <style:style style:name="T49" style:family="text">
      <style:text-properties officeooo:rsid="01f9b38b"/>
    </style:style>
    <style:style style:name="T50" style:family="text">
      <style:text-properties officeooo:rsid="01eb5b3a"/>
    </style:style>
    <style:style style:name="T51" style:family="text">
      <style:text-properties officeooo:rsid="02043870"/>
    </style:style>
    <style:style style:name="T52" style:family="text">
      <style:text-properties officeooo:rsid="02059e54"/>
    </style:style>
    <style:style style:name="T53" style:family="text">
      <style:text-properties officeooo:rsid="02075364"/>
    </style:style>
    <style:style style:name="T54" style:family="text">
      <style:text-properties officeooo:rsid="02089079"/>
    </style:style>
    <style:style style:name="T55" style:family="text">
      <style:text-properties officeooo:rsid="020d8727"/>
    </style:style>
    <style:style style:name="T56" style:family="text">
      <style:text-properties officeooo:rsid="0216c879"/>
    </style:style>
    <style:style style:name="T57" style:family="text">
      <style:text-properties officeooo:rsid="0221c78f"/>
    </style:style>
    <style:style style:name="T58" style:family="text">
      <style:text-properties officeooo:rsid="023b6414"/>
    </style:style>
    <style:style style:name="T59" style:family="text">
      <style:text-properties officeooo:rsid="0240af99"/>
    </style:style>
    <style:style style:name="T60" style:family="text">
      <style:text-properties officeooo:rsid="02433785"/>
    </style:style>
    <style:style style:name="T61" style:family="text">
      <style:text-properties officeooo:rsid="024aaa3f"/>
    </style:style>
    <style:style style:name="T62" style:family="text">
      <style:text-properties officeooo:rsid="025172bf"/>
    </style:style>
    <style:style style:name="T63" style:family="text">
      <style:text-properties fo:font-weight="normal" style:font-weight-asian="normal" style:font-weight-complex="normal"/>
    </style:style>
    <style:style style:name="T64" style:family="text">
      <style:text-properties fo:font-style="italic" fo:font-weight="normal" officeooo:rsid="025172bf" style:font-style-asian="italic" style:font-weight-asian="normal" style:font-style-complex="italic" style:font-weight-complex="normal"/>
    </style:style>
    <style:style style:name="T65" style:family="text">
      <style:text-properties officeooo:rsid="025709cf"/>
    </style:style>
    <style:style style:name="T66" style:family="text">
      <style:text-properties officeooo:rsid="02722fcc"/>
    </style:style>
    <style:style style:name="T67" style:family="text">
      <style:text-properties officeooo:rsid="02756ed3"/>
    </style:style>
    <style:style style:name="T68" style:family="text">
      <style:text-properties officeooo:rsid="027724bd"/>
    </style:style>
    <style:style style:name="T69" style:family="text">
      <style:text-properties officeooo:rsid="0281d16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5"><text:span text:style-name="T44"><text:text-input text:description="">{{ recipientCompany.companyName }}</text:text-input></text:span><text:text-input text:description=""/></text:p>
            <text:p text:style-name="P14"><text:text-input text:description="">{% if contactMethod['address'] %}</text:text-input></text:p>
            <text:p text:style-name="P14"><text:text-input text:description="">{% if contactMethod['address']['street'] %}</text:text-input></text:p>
            <text:p text:style-name="P15"><text:text-input text:description="">{{ contactMethod.address.street }}</text:text-input></text:p>
            <text:p text:style-name="P13"><text:text-input text:description="">{% endif %}</text:text-input></text:p>
            <text:p text:style-name="P17"><text:text-input text:description="">{% if contactMethod.address.suburb and contactMethod.address.postcode%}</text:text-input></text:p>
            <text:p text:style-name="P10"><text:text-input text:description="">{{ contactMethod.address.suburb }}</text:text-input>, <text:text-input text:description="">{{ contactMethod.address.postcode }}</text:text-input></text:p>
            <text:p text:style-name="P10"><text:text-input text:description="">{% elif contactMethod.address.suburb %}</text:text-input></text:p>
            <text:p text:style-name="P10"><text:text-input text:description="">{{ contactMethod.address.suburb }}</text:text-input></text:p>
            <text:p text:style-name="P10"><text:text-input text:description="">{% elif contactMethod.address.postcode %}</text:text-input></text:p>
            <text:p text:style-name="P10"><text:text-input text:description="">{{ contactMethod.address.postcode }}</text:text-input></text:p>
            <text:p text:style-name="P8"><text:text-input text:description="">{% endif %}</text:text-input></text:p>
            <text:p text:style-name="P19"><text:text-input text:description="">{% if contactMethod.address.city %}</text:text-input></text:p>
            <text:p text:style-name="P19"><text:text-input text:description="">{{ contactMethod.address.city }}</text:text-input></text:p>
            <text:p text:style-name="P9"><text:text-input text:description="">{% endif %}</text:text-input></text:p>
            <text:p text:style-name="P7"><text:text-input text:description="">{% if contactMethod.address.country %}</text:text-input></text:p>
            <text:p text:style-name="P7"><text:text-input text:description="">{{ contactMethod.address.country }}</text:text-input></text:p>
            <text:p text:style-name="P7"><text:text-input text:description="">{% endif %}</text:text-input></text:p>
            <text:p text:style-name="P12"><text:text-input text:description="">{% endif %}</text:text-input></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contactMethod %}</text:text-input></text:span><text:span text:style-name="T6"><text:text-input text:description="">{% if contactMethod.method == 'email' %}</text:text-input></text:span><text:span text:style-name="T4">By email: </text:span><text:span text:style-name="T4"><text:text-input text:description=""> {{ contactMethod.email }}</text:text-input></text:span><text:span text:style-name="T4"><text:text-input text:description="">{% elif contactMethod.method == 'hand' %}</text:text-input></text:span><text:span text:style-name="T5">By hand </text:span><text:span text:style-name="T5"><text:text-input text:description="">{% elif contactMethod.method == 'courier' %}</text:text-input></text:span><text:span text:style-name="T5">By courier</text:span><text:span text:style-name="T5"><text:text-input text:description="">{% elif 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34"><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3"> </text:span><text:span text:style-name="T33"><text:text-input text:description="">{% endif %}</text:text-input></text:span></text:p>
          </table:table-cell>
          <table:covered-table-cell/>
        </table:table-row>
      </table:table>
      <text:h text:style-name="P40" text:outline-level="1"/>
      <text:h text:style-name="P43" text:outline-level="1"><text:span text:style-name="T46">Purchase of</text:span> <text:span text:style-name="T45"><text:text-input text:description="">{{ matter.assets|join_and('address') }}</text:text-input></text:span><text:span text:style-name="T45"> </text:span><text:span text:style-name="T45"><text:text-input text:description="">{% if matter.assets|length == 1 %}</text:text-input></text:span><text:span text:style-name="T45"> ("the Property”) </text:span><text:span text:style-name="T45"><text:text-input text:description="">{% else %}</text:text-input></text:span><text:span text:style-name="T45"> (“the Properties”) </text:span><text:span text:style-name="T45"><text:text-input text:description="">{% endif %}</text:text-input></text:span></text:h>
      <text:list xml:id="list3329535742003572210" text:style-name="L1">
        <text:list-item>
          <text:p text:style-name="P56"><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31">(</text:span><text:span text:style-name="T29">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59"><text:span text:style-name="T47">We have reviewed the agreement for sale and purchase of the </text:span><text:span text:style-name="T47"><text:text-input text:description="">{% if matter.assets|length == 1 %}</text:text-input></text:span><text:span text:style-name="T47">Property</text:span><text:span text:style-name="T47"><text:text-input text:description="">{% else %}</text:text-input></text:span><text:span text:style-name="T47">Properties</text:span><text:span text:style-name="T47"><text:text-input text:description="">{% endif %}</text:text-input></text:span><text:span text:style-name="T47">, dated </text:span><text:span text:style-name="T47"><text:text-input text:description="">{{ agreementDate }}</text:text-input></text:span><text:span text:style-name="T47"> (</text:span><text:span text:style-name="T36">Agreement</text:span><text:span text:style-name="T47">), which </text:span><text:span text:style-name="T47"><text:text-input text:description="">{% if recipient.recipientType == 'company' %}</text:text-input></text:span><text:span text:style-name="T47">the Company has</text:span><text:span text:style-name="T47"><text:text-input text:description="">{% else %}</text:text-input></text:span><text:span text:style-name="T47">you have</text:span><text:span text:style-name="T47"><text:text-input text:description="">{% endif %}</text:text-input></text:span><text:span text:style-name="T47"> entered into with </text:span><text:span text:style-name="T47"><text:text-input text:description="">{{ vendorNames|join_and }}</text:text-input></text:span><text:span text:style-name="T47"> </text:span><text:span text:style-name="T47"><text:text-input text:description="">{% if vendorNames|length == 1 %}</text:text-input></text:span><text:span text:style-name="T47">(</text:span><text:span text:style-name="T36">Vendor</text:span><text:span text:style-name="T47">)</text:span><text:span text:style-name="T47"><text:text-input text:description="">{% else %}</text:text-input></text:span><text:span text:style-name="T47">(</text:span><text:span text:style-name="T36">Vendors</text:span><text:span text:style-name="T47">)</text:span><text:span text:style-name="T47"><text:text-input text:description="">{% endif %}</text:text-input></text:span><text:span text:style-name="T47">. <text:s/>The purpose of this letter is to summarise the Agreement, explain the key aspects of the transaction process, and, ultimately, help prepare you for what lies ahead. </text:span></text:p>
        </text:list-item>
        <text:list-item>
          <text:p text:style-name="P60">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13231870619783" text:continue-numbering="true" text:style-name="L1">
        <text:list-item>
          <text:p text:style-name="P55">The Agreement is subject to the standard terms of the Auckland District Law Society Agreement for Sale and Purchase of Real Estate. <text:s/>This is the form of agreement used in most real estate transactions in New Zealand. </text:p>
        </text:list-item>
        <text:list-item>
          <text:p text:style-name="P58"><text:soft-page-break/>The particulars set out on the front page of the Agreement are summarised below: </text:p>
          <text:list>
            <text:list-item>
              <text:p text:style-name="P94">Purchase price: <text:span text:style-name="T60"><text:text-input text:description="">{{ purchaseAmount|format_number|currency }} </text:text-input></text:span> <text:span text:style-name="T48"><text:text-input text:description="">{% if includeGST %}</text:text-input></text:span><text:span text:style-name="T48">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13231093999567" text:continue-numbering="true" text:style-name="L1">
        <text:list-item>
          <text:list>
            <text:list-item>
              <text:p text:style-name="P97"><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13232577660815" text:continue-numbering="true" text:style-name="L1">
        <text:list-item>
          <text:list>
            <text:list-item>
              <text:p text:style-name="P99"><text:span text:style-name="T14">Settlement Date: <text:s/>The date settlement is scheduled to take place is </text:span><text:span text:style-name="T20"><text:text-input text:description="">{{ settlementDate|week_day }}</text:text-input></text:span><text:span text:style-name="T19">, </text:span><text:span text:style-name="T27"><text:text-input text:description="">{{ settlementDate.date }}</text:text-input></text:span><text:span text:style-name="T14"> (</text:span><text:span text:style-name="T30">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61"><text:span text:style-name="T65"><text:text-input text:description="">{% if conditionCount  %}</text:text-input></text:span></text:p>
      <text:list xml:id="list113232350496641" text:continue-numbering="true" text:style-name="L1">
        <text:list-item>
          <text:p text:style-name="P100"><text:span text:style-name="T14">The Agreement is subject to </text:span><text:span text:style-name="T22"><text:text-input text:description="">{{ conditionCount|number_to_words }}</text:text-input></text:span><text:span text:style-name="T14"> </text:span><text:span text:style-name="T25"><text:text-input text:description="">{% if conditionCount &gt; 1 %}</text:text-input></text:span><text:span text:style-name="T14">conditions</text:span><text:span text:style-name="T14"><text:text-input text:description="">{% else %}</text:text-input></text:span><text:span text:style-name="T24">condition</text:span><text:span text:style-name="T24"><text:text-input text:description="">{% endif %}</text:text-input></text:span><text:span text:style-name="T14">, being </text:span><text:span text:style-name="T23"><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101"><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63"><text:text-input text:description="">{% endif %}</text:text-input></text:p>
      <text:p text:style-name="P62"><text:text-input text:description="">{% if conditions and conditions.finance and conditions.finance.include %}</text:text-input></text:p>
      <text:p text:style-name="Subtitle">Finance condition </text:p>
      <text:list xml:id="list113232967781578" text:continue-numbering="true" text:style-name="L1">
        <text:list-item>
          <text:p text:style-name="P67">It is a condition of the Agreement that you obtain finance sufficient to purchase the Property. <text:s/>The date for satisfaction of this condition is <text:span text:style-name="T35"><text:text-input text:description="">{{ conditions.finance.date|week_day }}</text:text-input></text:span><text:span text:style-name="T35">, </text:span><text:span text:style-name="T35"><text:text-input text:description="">{{ conditions.finance.date }}</text:text-input></text:span><text:span text:style-name="T63">.</text:span> <text:s/>You may seek finance from <text:text-input text:description="">{{ conditions.finance.particulars }}</text:text-input>. </text:p>
        </text:list-item>
        <text:list-item>
          <text:p text:style-name="P69">Please contact us as soon as you receive a lending offer or approval. <text:s/>It is important to confirm that the lending is unconditionally approved before satisfying the finance condition. </text:p>
        </text:list-item>
      </text:list>
      <text:p text:style-name="P62"><text:text-input text:description="">{% endif %}</text:text-input></text:p>
      <text:p text:style-name="P70"><text:text-input text:description="">{% if conditions and conditions.lim and conditions.lim.include %}</text:text-input></text:p>
      <text:p text:style-name="Subtitle"><text:soft-page-break/>LIM Condition</text:p>
      <text:list xml:id="list113232317755597" text:continue-numbering="true" text:style-name="L1">
        <text:list-item>
          <text:p text:style-name="P71">It is a condition of the Agreement that you are satisfied with the contents of the LIM report relating to the Property. <text:s/><text:span text:style-name="T61"><text:text-input text:description="">{% if conditions.lim.limOptions and conditions.lim.limOptions.limOption == "summary" %}</text:text-input></text:span>You have asked us to assist with this by reviewing the LIM report. <text:s/>A summary of our review is set out below <text:span text:style-name="T62">under the heading </text:span><text:span text:style-name="T64">LIM Report Review</text:span>.<text:text-input text:description="">{% else %}</text:text-input>Please let us know if you would like us to review the LIM for the Property. <text:text-input text:description="">{% endif %}</text:text-input></text:p>
        </text:list-item>
        <text:list-item>
          <text:p text:style-name="P72">If you are not satisfied with any matter contained in the LIM report you must notify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n writing, by <text:span text:style-name="T35"><text:text-input text:description="">{{ conditions.lim.date|week_day }}</text:text-input></text:span><text:span text:style-name="T38">, </text:span><text:span text:style-name="T35"><text:text-input text:description="">{{ conditions.lim.date }}</text:text-input></text:span><text:span text:style-name="T63">.</text:span> </text:p>
        </text:list-item>
        <text:list-item>
          <text:p text:style-name="P73">The notice must set out the matters you requir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o rectify before you approve the LIM report. <text:s/>If the Vendors are unable or unwilling to remedy the matters raised, you may cancel the Agreement. </text:p>
        </text:list-item>
      </text:list>
      <text:p text:style-name="P64"><text:text-input text:description="">{% endif %}</text:text-input></text:p>
      <text:p text:style-name="P74"><text:text-input text:description="">{% if conditions and conditions.buildersReport and conditions.buildersReport.include %}</text:text-input></text:p>
      <text:p text:style-name="Subtitle">Builder's Report Condition</text:p>
      <text:list xml:id="list113231261807266" text:continue-numbering="true" text:style-name="L1">
        <text:list-item>
          <text:p text:style-name="P68"><text:span text:style-name="T51">It is a condition of the Agreement that you are satisfied with a builder’s report. <text:s/>The date for satisfaction or otherwise of this condition is </text:span><text:span text:style-name="T39"><text:text-input text:description="">{{ conditions.buildersReport.date|week_day }}</text:text-input></text:span><text:span text:style-name="T35">, </text:span><text:span text:style-name="T40"><text:text-input text:description="">{{ conditions.buildersReport.date }}</text:text-input></text:span>. <text:s/><text:span text:style-name="T51">The report must be prepared, at your expense, by a suitably qualified building inspector.</text:span></text:p>
        </text:list-item>
        <text:list-item>
          <text:p text:style-name="P75">If you are not satisfied with the builder’s report, you may cancel the Agreement. <text:s/>If you seek to cancel the Agreement for non-satisfaction of this condition, you must provide a copy of the builder’s report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f requested. <text:s/>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ay then challenge the cancellation on the grounds the builder’s report was not prepared in accordance with the terms of the Agreement. </text:p>
        </text:list-item>
      </text:list>
      <text:p text:style-name="P65"><text:text-input text:description="">{% endif %}</text:text-input></text:p>
      <text:p text:style-name="P76"><text:text-input text:description="">{% if conditions and conditions.dueDiligence and conditions.dueDiligence.include %}</text:text-input></text:p>
      <text:p text:style-name="P103"><text:span text:style-name="T52">Due Diligence</text:span> Condition</text:p>
      <text:list xml:id="list113232900866553" text:continue-numbering="true" text:style-name="L1">
        <text:list-item>
          <text:p text:style-name="P77">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s/>The time and date for satisfaction or otherwise of the due diligence condition is <text:text-input text:description="">{{ conditions.dueDiligence.time }}</text:text-input> on <text:span text:style-name="T41"><text:text-input text:description="">{{ conditions.dueDiligence.date|week_day }}</text:text-input></text:span><text:span text:style-name="T41">, </text:span><text:span text:style-name="T41"><text:text-input text:description="">{{ conditions.dueDiligence.date }}</text:text-input></text:span>. </text:p>
        </text:list-item>
      </text:list>
      <text:p text:style-name="P66"><text:text-input text:description="">{% endif %}</text:text-input></text:p>
      <text:p text:style-name="P104"><text:span text:style-name="T26">Title</text:span></text:p>
      <text:p text:style-name="P49"><text:text-input text:description="">{% if titleStatus.status == 'crosslease' %}</text:text-input></text:p>
      <text:list xml:id="list113231284931062" text:continue-numbering="true" text:style-name="L1">
        <text:list-item>
          <text:p text:style-name="P57"><text:soft-page-break/><text:span text:style-name="T21">The Property’s title is a crosslease. <text:s/>This provides shared ownership of the Property with exclusive rights to access and use the dwelling and certain areas of the land.</text:span></text:p>
        </text:list-item>
      </text:list>
      <text:p text:style-name="P50"><text:text-input text:description="">{% elif title.status == 'leasehold' %}</text:text-input></text:p>
      <text:list xml:id="list113232799828260" text:continue-numbering="true" text:style-name="L1">
        <text:list-item>
          <text:p text:style-name="P78">The Property’s title is a leasehold. <text:s/>This provides the right to exclusively occupy the Property for <text:text-input text:description="">{{ titleStatus.years }}</text:text-input> years.</text:p>
        </text:list-item>
      </text:list>
      <text:p text:style-name="P50"><text:text-input text:description="">{% elif title.status == 'stratum in freehold estate' %}</text:text-input></text:p>
      <text:list xml:id="list113231934182862" text:continue-numbering="true" text:style-name="L1">
        <text:list-item>
          <text:p text:style-name="P78">The Property’s title is a stratum in freehold estate, <text:span text:style-name="T66">also known as a unit title</text:span>. <text:s/>This provides outright ownership of the unit and shared ownership of the common areas as a member of the body corporate.</text:p>
        </text:list-item>
      </text:list>
      <text:p text:style-name="P50"><text:text-input text:description="">{% else %}</text:text-input></text:p>
      <text:list xml:id="list113231233827840" text:continue-numbering="true" text:style-name="L1">
        <text:list-item>
          <text:p text:style-name="P78">The Property’s title is a 'stratum in freehold estate. <text:s/>This provides outright ownership of the land and buildings within the Property’s boundary.</text:p>
        </text:list-item>
      </text:list>
      <text:p text:style-name="P50"><text:text-input text:description="">{% endif %}</text:text-input></text:p>
      <text:p text:style-name="P79"><text:text-input text:description="">{% if encumbrances and encumbrances.exists and encumbrances.exists.exist %}</text:text-input></text:p>
      <text:list xml:id="list113232166055037" text:continue-numbering="true" text:style-name="L1">
        <text:list-item>
          <text:p text:style-name="P80">The title is subject to the following <text:span text:style-name="T55"><text:text-input text:description="">{% if encumbrances.exists.encumbrances|length == 1 %}</text:text-input></text:span>encumbrance<text:span text:style-name="T55"><text:text-input text:description="">{% else %}</text:text-input></text:span>encumbrances<text:span text:style-name="T55"><text:text-input text:description="">{% endif %}</text:text-input></text:span>:</text:p>
        </text:list-item>
      </text:list>
      <text:p text:style-name="List_20_Contents"><text:text-input text:description="">{% for e in  encumbrances.exists.encumbrances %}</text:text-input></text:p>
      <text:list xml:id="list113231465322007" text:continue-numbering="true" text:style-name="L1">
        <text:list-item>
          <text:list>
            <text:list-item>
              <text:p text:style-name="P105">{{ e.type }}</text:p>
            </text:list-item>
          </text:list>
        </text:list-item>
      </text:list>
      <text:p text:style-name="List_20_Contents"><text:text-input text:description="">{% endfor %}</text:text-input></text:p>
      <text:p text:style-name="List_20_Contents"/>
      <text:p text:style-name="P102"><text:span text:style-name="T28"><text:text-input text:description="">{% for e in  encumbrances.exists.encumbrances %}</text:text-input></text:span></text:p>
      <text:p text:style-name="Indent_20_1"><text:span text:style-name="T56">The effect of the </text:span><text:span text:style-name="T56"><text:text-input text:description="">{{ e.type }}</text:text-input></text:span> <text:span text:style-name="T56">is </text:span><text:span text:style-name="T56"><text:text-input text:description="">{{ e.effect }}</text:text-input></text:span><text:span text:style-name="T56">. <text:s/></text:span><text:span text:style-name="T56"><text:text-input text:description="">{% if e.attached %}</text:text-input></text:span><text:span text:style-name="T56">A copy of the encumbrance is </text:span><text:span text:style-name="T37">attached</text:span><text:span text:style-name="T56">, for your records.</text:span><text:span text:style-name="T56"><text:text-input text:description="">{% endif %}</text:text-input></text:span></text:p>
      <text:p text:style-name="P81"><text:text-input text:description="">{% endfor %}</text:text-input></text:p>
      <text:p text:style-name="P51"><text:text-input text:description="">{% else %}</text:text-input></text:p>
      <text:list xml:id="list113230996840858" text:continue-numbering="true" text:style-name="L1">
        <text:list-item>
          <text:p text:style-name="P80">The title is not subject to any encumbrances.</text:p>
        </text:list-item>
      </text:list>
      <text:p text:style-name="P102"><text:span text:style-name="T21"><text:text-input text:description="">{% endif %}</text:text-input></text:span></text:p>
      <text:p text:style-name="Indent_20_1">A search copy of the title for the Property, being <text:text-input text:description="">{{ encumbrances.uniqueIdentifier }}</text:text-input>, <text:text-input text:description="">{{ encumbrances.registry }}</text:text-input> registry, is <text:span text:style-name="T35">attached.</text:span> <text:s/>If you believe the property title contains an error or misdescription, you may ask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o have the title corrected or ‘requisitioned’. <text:s/>A title requisition request must be made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9">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13232901023664" text:continue-numbering="true" text:style-name="L1">
        <text:list-item>
          <text:list>
            <text:list-item>
              <text:p text:style-name="P105"><text:soft-page-break/>{{ e }}</text:p>
            </text:list-item>
          </text:list>
        </text:list-item>
      </text:list>
      <text:p text:style-name="List_20_Contents"><text:text-input text:description="">{% endfor %}</text:text-input></text:p>
      <text:p text:style-name="List_20_Contents"/>
      <text:p text:style-name="P82"><text:text-input text:description="">{% if title.status == 'stratum in freehold estate' %}</text:text-input></text:p>
      <text:p text:style-name="P44"><text:span text:style-name="T57">Unit </text:span>Title</text:p>
      <text:list xml:id="list113232170899501" text:continue-numbering="true" text:style-name="L1">
        <text:list-item>
          <text:p text:style-name="P83">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states that the annual levy for the period from <text:span text:style-name="T67"><text:text-input text:description="">{{ title.dateStart }}</text:text-input></text:span> to <text:text-input text:description="">{{ title.dateEnd }}</text:text-input> was <text:text-input text:description="">{{ title.amount|format_number|currency }}</text:text-input>. <text:s/><text:span text:style-name="T68"><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84"><text:text-input text:description="">{% endif %}</text:text-input></text:p>
      <text:list xml:id="list113231019544498" text:continue-numbering="true" text:style-name="L1">
        <text:list-item>
          <text:p text:style-name="P86">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p>
        </text:list-item>
      </text:list>
      <text:p text:style-name="P52"><text:text-input text:description="">{% if chattels|length &gt; 0 %}</text:text-input></text:p>
      <text:p text:style-name="P45">Chattels</text:p>
      <text:list xml:id="list113232112346954" text:continue-numbering="true" text:style-name="L1">
        <text:list-item>
          <text:p text:style-name="P87"><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3892014425116592294" text:style-name="L4">
        <text:list-item>
          <text:list>
            <text:list-item>
              <text:p text:style-name="P106">{{ e }}</text:p>
            </text:list-item>
          </text:list>
        </text:list-item>
      </text:list>
      <text:p text:style-name="P107"><text:text-input text:description="">{% endfor %}</text:text-input></text:p>
      <text:p text:style-name="P108"/>
      <text:p text:style-name="Indent_20_1">The <text:span text:style-name="T50"><text:text-input text:description="">{% if vendorNames|length == 1 %}</text:text-input></text:span><text:span text:style-name="T50">Vendor </text:span>gives<text:span text:style-name="T50"><text:text-input text:description="">{% else %}</text:text-input></text:span><text:span text:style-name="T50">Vendors </text:span>give<text:span text:style-name="T50"><text:text-input text:description="">{% endif %}</text:text-input></text:span> a warranty under the Agreement that the listed chattels will be in reasonable working order at the Settlement Date. <text:s/>A breach of this warranty gives rise to a right to seek compensation from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text:s/>It does not, however, give you the right to delay settlement if a breach has occurred. </text:p>
      <text:p text:style-name="P85"><text:text-input text:description="">{% endif %}</text:text-input></text:p>
      <text:p text:style-name="P89"><text:text-input text:description="">{% if conditions and conditions.lim and conditions.lim.include and conditions.lim.limOptions and conditions.lim.limOptions.limOption == "sumary" %}</text:text-input></text:p>
      <text:p text:style-name="P48"><text:reference-mark-start text:name="LIM Report Review"/>LIM Report Review<text:reference-mark-end text:name="LIM Report Review"/></text:p>
      <text:p text:style-name="P53"><text:text-input text:description=""/><text:text-input text:description="">{% for finding in  conditions.lim.limOptions.limFindings %}</text:text-input></text:p>
      <text:list xml:id="list113231744038843" text:continue-list="list113232112346954" text:style-name="L1">
        <text:list-item>
          <text:p text:style-name="P88"><text:bookmark-start text:name="__RefNumPara__29065_1499313165"/><text:reference-mark text:name="lim"/><text:text-input text:description="limFindings">{{ finding }}</text:text-input><text:bookmark-end text:name="__RefNumPara__29065_1499313165"/></text:p>
        </text:list-item>
      </text:list>
      <text:p text:style-name="P53"><text:text-input text:description="">{% endfor %}</text:text-input></text:p>
      <text:p text:style-name="P53"><text:text-input text:description="">{% endif %}</text:text-input></text:p>
      <text:p text:style-name="P46"><text:soft-page-break/>Preparation for Settlement</text:p>
      <text:list xml:id="list113232675580659" text:continue-numbering="true" text:style-name="L1">
        <text:list-item>
          <text:p text:style-name="P90">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7">Settlement <text:span text:style-name="T58">Day</text:span></text:p>
      <text:list xml:id="list113232118972306" text:continue-numbering="true" text:style-name="L1">
        <text:list-item>
          <text:p text:style-name="P90">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1">The Agreement provides that if settlement is effected after 4pm due to the fault of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you are entitled to charg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penalty interest until settlement has been completed. You may also take possession of the property, if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agree, however, you will not be able to charge penalty interest if you do so. </text:p>
        </text:list-item>
        <text:list-item>
          <text:p text:style-name="P92">Similarly, if settlement is delayed due to your fault, for example by not having sufficient funds available, the <text:span text:style-name="T50"><text:text-input text:description="">{% if vendorNames|length == 1 %}</text:text-input></text:span><text:span text:style-name="T50">Vendor</text:span><text:span text:style-name="T50"><text:text-input text:description="">{% else %}</text:text-input></text:span><text:span text:style-name="T50">Vendors</text:span><text:span text:style-name="T50"><text:text-input text:description="">{% endif %}</text:text-input></text:span> may charge penalty interest. <text:s/>Interest is calculated on a daily basis until settlement occurs. <text:s/>The penalty interest rate is <text:span text:style-name="T59"><text:text-input text:description="">{{ penaltyInterestRate|format_number|percentage }}</text:text-input></text:span>. </text:p>
        </text:list-item>
        <text:list-item>
          <text:p text:style-name="P92">If you would like to discuss any matter raised in this letter or any aspect of the Agreement, please contact us. <text:s/>Otherwise, we look forward to receiving the documents and information requested. </text:p>
        </text:list-item>
      </text:list>
      <text:p text:style-name="P54"/>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42"><text:text-input text:description="">{{ copy.name }}</text:text-input></text:span></text:p>
      <text:p text:style-name="P22"><text:text-input text:description="">{% else %}</text:text-input></text:p>
      <text:p text:style-name="P22"><text:tab/><text:tab/><text:span text:style-name="T42"><text:text-input text:description="">{{ copy.name }}</text:text-input></text:span></text:p>
      <text:p text:style-name="P22"><text:text-input text:description="">{% endif %}</text:text-input></text:p>
      <text:p text:style-name="P16"><text:tab/><text:tab/><text:span text:style-name="T43"><text:text-input text:description="">{% if copy.email %}</text:text-input></text:span></text:p>
      <text:p text:style-name="P16"><text:tab/><text:tab/><text:span text:style-name="T43"><text:text-input text:description="">{{ copy.email }}</text:text-input></text:span></text:p>
      <text:p text:style-name="P22"><text:soft-page-break/><text:tab/><text:tab/><text:text-input text:description="">{% endif %}</text:text-input></text:p>
      <text:p text:style-name="P16"><text:tab/><text:tab/><text:text-input text:description="">{% if copy['address'] %}</text:text-input></text:p>
      <text:p text:style-name="P16"><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2-28T11:32:30.720746000</dc:date>
    <meta:editing-duration>P13DT17H38M20S</meta:editing-duration>
    <meta:editing-cycles>598</meta:editing-cycles>
    <meta:generator>LibreOffice/5.0.4.2$MacOSX_X86_64 LibreOffice_project/2b9802c1994aa0b7dc6079e128979269cf95bc78</meta:generator>
    <meta:document-statistic meta:table-count="2" meta:image-count="2" meta:object-count="0" meta:page-count="7" meta:paragraph-count="156" meta:word-count="3062" meta:character-count="15914" meta:non-whitespace-character-count="13598"/>
  </office:meta>
</office:document-meta>
</file>